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1f9328" officeooo:paragraph-rsid="001f932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f9328" officeooo:paragraph-rsid="001f932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1e2dc3" officeooo:paragraph-rsid="001e2dc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4pt" fo:font-weight="bold" officeooo:rsid="001f9328" officeooo:paragraph-rsid="001f932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f9328" officeooo:paragraph-rsid="001f932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1e2dc3" officeooo:paragraph-rsid="001e2dc3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paragraph-rsid="002f2ae7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23961d" officeooo:paragraph-rsid="0023961d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2137b8" officeooo:paragraph-rsid="002137b8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37d391" officeooo:paragraph-rsid="003b89e2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273d76" officeooo:paragraph-rsid="00273d76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2d0d27" officeooo:paragraph-rsid="002d0d27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3e9d84" officeooo:paragraph-rsid="003e9d84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29cc70" officeooo:paragraph-rsid="0029cc70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normal" officeooo:rsid="00430ae3" officeooo:paragraph-rsid="00430ae3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bold" officeooo:rsid="0020562d" officeooo:paragraph-rsid="0020562d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text-align="justify" style:justify-single-word="false" style:writing-mode="lr-tb"/>
      <style:text-properties style:font-name="Arial" fo:font-size="12pt" fo:language="pt" fo:country="PT" fo:font-weight="bold" officeooo:rsid="002489fb" officeooo:paragraph-rsid="002489fb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justify" style:justify-single-word="false" style:writing-mode="lr-tb"/>
      <style:text-properties style:font-name="Arial" fo:font-size="12pt" fo:font-weight="normal" officeooo:rsid="002680f0" officeooo:paragraph-rsid="002680f0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justify" style:justify-single-word="false" style:writing-mode="lr-tb"/>
      <style:text-properties style:font-name="Arial" fo:font-size="12pt" fo:font-weight="normal" officeooo:rsid="002fcc48" officeooo:paragraph-rsid="002fcc48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justify" style:justify-single-word="false" style:writing-mode="lr-tb"/>
      <style:text-properties style:font-name="Arial" fo:font-size="12pt" fo:font-weight="bold" officeooo:rsid="001e2dc3" officeooo:paragraph-rsid="002680f0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 style:writing-mode="lr-tb"/>
      <style:text-properties style:font-name="Arial" fo:font-size="14pt" fo:language="pt" fo:country="PT" fo:font-weight="bold" officeooo:rsid="0020562d" officeooo:paragraph-rsid="0020562d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text-align="justify" style:justify-single-word="false" style:writing-mode="lr-tb"/>
      <style:text-properties style:font-name="Arial" fo:font-size="14pt" fo:language="pt" fo:country="PT" fo:font-weight="bold" officeooo:rsid="002489fb" officeooo:paragraph-rsid="002489fb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justify" style:justify-single-word="false" style:writing-mode="lr-tb"/>
      <style:text-properties style:font-name="Arial" fo:font-size="14pt" fo:language="pt" fo:country="PT" fo:font-weight="bold" officeooo:rsid="002671d8" officeooo:paragraph-rsid="002671d8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text-align="justify" style:justify-single-word="false"/>
      <style:text-properties style:font-name="Arial" fo:font-size="12pt" fo:language="pt" fo:country="PT" fo:font-weight="normal" officeooo:paragraph-rsid="002dd1f8" style:font-size-asian="12pt" style:font-weight-asian="normal" style:font-size-complex="12pt" style:font-weight-complex="normal"/>
    </style:style>
    <style:style style:name="T1" style:family="text">
      <style:text-properties officeooo:rsid="001e2dc3"/>
    </style:style>
    <style:style style:name="T2" style:family="text">
      <style:text-properties officeooo:rsid="001e6977"/>
    </style:style>
    <style:style style:name="T3" style:family="text">
      <style:text-properties officeooo:rsid="0021cbfc"/>
    </style:style>
    <style:style style:name="T4" style:family="text">
      <style:text-properties officeooo:rsid="002455dc"/>
    </style:style>
    <style:style style:name="T5" style:family="text">
      <style:text-properties officeooo:rsid="0028aa87"/>
    </style:style>
    <style:style style:name="T6" style:family="text">
      <style:text-properties officeooo:rsid="002dd1f8"/>
    </style:style>
    <style:style style:name="T7" style:family="text">
      <style:text-properties officeooo:rsid="002f2ae7"/>
    </style:style>
    <style:style style:name="T8" style:family="text">
      <style:text-properties officeooo:rsid="002fcc48"/>
    </style:style>
    <style:style style:name="T9" style:family="text">
      <style:text-properties officeooo:rsid="00300e0e"/>
    </style:style>
    <style:style style:name="T10" style:family="text">
      <style:text-properties officeooo:rsid="0030cd74"/>
    </style:style>
    <style:style style:name="T11" style:family="text">
      <style:text-properties officeooo:rsid="0033b1d0"/>
    </style:style>
    <style:style style:name="T12" style:family="text">
      <style:text-properties officeooo:rsid="00357b56"/>
    </style:style>
    <style:style style:name="T13" style:family="text">
      <style:text-properties officeooo:rsid="00370e38"/>
    </style:style>
    <style:style style:name="T14" style:family="text">
      <style:text-properties officeooo:rsid="00377ffe"/>
    </style:style>
    <style:style style:name="T15" style:family="text">
      <style:text-properties officeooo:rsid="0037bcd8"/>
    </style:style>
    <style:style style:name="T16" style:family="text">
      <style:text-properties officeooo:rsid="0038ee11"/>
    </style:style>
    <style:style style:name="T17" style:family="text">
      <style:text-properties fo:language="pt" fo:country="PT"/>
    </style:style>
    <style:style style:name="T18" style:family="text">
      <style:text-properties fo:language="pt" fo:country="PT" officeooo:rsid="0033b1d0"/>
    </style:style>
    <style:style style:name="T19" style:family="text">
      <style:text-properties fo:language="pt" fo:country="PT" officeooo:rsid="002fcc48"/>
    </style:style>
    <style:style style:name="T20" style:family="text">
      <style:text-properties fo:language="pt" fo:country="PT" officeooo:rsid="0043f044"/>
    </style:style>
    <style:style style:name="T21" style:family="text">
      <style:text-properties officeooo:rsid="00428b31"/>
    </style:style>
    <style:style style:name="T22" style:family="text">
      <style:text-properties officeooo:rsid="0043f0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a</text:p>
      <text:p text:style-name="P1"/>
      <text:p text:style-name="P1"/>
      <text:p text:style-name="P5">Predição no Futebol usando Machine Learning</text:p>
      <text:p text:style-name="P2"/>
      <text:p text:style-name="P3"/>
      <text:p text:style-name="P6">Problema</text:p>
      <text:p text:style-name="P3"/>
      <text:p text:style-name="P8"><text:span text:style-name="T6">A p</text:span>revisão do resultado de uma partida de futebol <text:span text:style-name="T15">é algo extremamente difícil e faz parte de uma iniciativa que move uma</text:span> indústria de milhões de dólares <text:span text:style-name="T9">por partida</text:span>, portanto, as previsões de <text:span text:style-name="T1">partidas</text:span> de futebol são um assunto muito interessante na área de análise de dados <text:span text:style-name="T21">esportivos</text:span>.</text:p>
      <text:p text:style-name="P3"/>
      <text:p text:style-name="P25"><text:span text:style-name="T2">Artigos costumam pesquisar sobre a eficiência da previsão de partida de futebol </text:span>mais especificamente <text:span text:style-name="T2">das</text:span> casas de apostas <text:span text:style-name="T7">n</text:span>a indústria de apostas. Diferente<text:span text:style-name="T2">s </text:span>Métodos foram propostos ao longo dos anos sobre como prever um<text:span text:style-name="T2">a partida de</text:span> futebol. Alguns métodos são derivados usando apenas dados quantitativos e alguns usando apenas dados qualitativos, <text:span text:style-name="T2">e</text:span>nquanto outros usam uma mistura de ambos quantitativos e qualitativos na previsão de jogos de futebol. Um conjunto de dados quantitativos seria um conjunto de dados que consistiria em dados históricos como resultados diretos, performances ou <text:span text:style-name="T2">chutes</text:span> recentes no alvo, enquanto um conjunto de dados qualitativos <text:span text:style-name="T2">sobre </text:span>conhecimento espec<text:span text:style-name="T7">ífico</text:span> <text:span text:style-name="T2">a respeito</text:span> <text:span text:style-name="T2">d</text:span>o desempenho do time, jogador, disponibilidade do jogador, <text:span text:style-name="T10">condições do gramado, altitude do local, opinião dos torcedores nas redes sociais</text:span> ou a pressão da mídia. </text:p>
      <text:p text:style-name="P25"/>
      <text:p text:style-name="P25">Embora, esses métodos propõem um caminho, <text:span text:style-name="T6">a utilização e</text:span> comparação de vários métodos <text:span text:style-name="T6">de Machine Learning <text:s/>para </text:span>prever o resultado de uma partida de futebol não é uma abordagem tão comum para trabalhos de pesquisa de previsão de futebol.</text:p>
      <text:p text:style-name="P7"/>
      <text:p text:style-name="P9">Dentro de uma partida de futebol tudo o que ocorre em uma partida representa um evento e no mundo <text:span text:style-name="T6">dos</text:span> esport<text:span text:style-name="T6">es</text:span> todo o evento <text:span text:style-name="T6">dentro de uma partida</text:span> pode se tornar um mercado <text:span text:style-name="T4">em potencial, por exemplo placar exato, número de gols, número de cartões, número de escanteios, etc.</text:span></text:p>
      <text:p text:style-name="P9"/>
      <text:p text:style-name="P16">Todo o mercado e respectivo evento é medido pelo que chamamos de ODDs, nada mais é que um fator matemático que traduz a probabilidade do evento ocorrer e o retorno que terá em caso de aposta.</text:p>
      <text:p text:style-name="P9"/>
      <text:p text:style-name="P16">Existem plataforma de apostas esportivas como a BetFair que permitem que usuários possam operar com ações de Trader semelhantes a uma Bolsa de Valores, permitindo movimentar suas apostas durante todo o decorrer do jogo.</text:p>
      <text:p text:style-name="P7"/>
      <text:p text:style-name="P7"/>
      <text:p text:style-name="P22">Objetivos</text:p>
      <text:p text:style-name="P17"/>
      <text:p text:style-name="P10">Utilizar um assunto de domínio e conhecimento <text:span text:style-name="T3">popular</text:span> <text:span text:style-name="T3">como o futebol</text:span> para tornar mais leve o aprendizado e a implementação de técnicas de análise de dados, aprendizado de máquina <text:span text:style-name="T8">e processamento distribuído </text:span>com o objetivo de prever eventos dentro de uma partida de futebol.</text:p>
      <text:p text:style-name="P10"/>
      <text:p text:style-name="P19"><text:span text:style-name="T17">Para atingirmos nosso objetivo constru</text:span><text:span text:style-name="T18">í</text:span><text:span text:style-name="T17">remos um conjunto de crawlers para capturar o máximo de dados </text:span><text:span text:style-name="T20">quantitativos e qualitativos </text:span><text:span text:style-name="T17">possíveis que considerarmos relevantes </text:span><text:soft-page-break/><text:span text:style-name="T19">para</text:span><text:span text:style-name="T17"> construção de nossos modelos de predição.</text:span></text:p>
      <text:p text:style-name="P19"/>
      <text:p text:style-name="P20"><text:span text:style-name="T17">Após a coleta e tratamento dos dados iremos procurar testar um conjunto de algoritmos de machine learning e comparar seus resultados em busca de um modelo ideal de predição de um dado evento em uma partida de futebol. </text:span></text:p>
      <text:p text:style-name="P20"/>
      <text:p text:style-name="P11"><text:span text:style-name="T17">Dependendo do volume de dados e do tempo de resposta dos algoritmos se farão necessários a utilização de ferramentas de Big Data para o processamento distribuído via cluster.</text:span></text:p>
      <text:p text:style-name="P21"/>
      <text:p text:style-name="P21"/>
      <text:p text:style-name="P23">Resultados Esperados</text:p>
      <text:p text:style-name="P18"/>
      <text:p text:style-name="P12">Estamos bem conscientes que <text:span text:style-name="T22">os resultados</text:span> de nosso modelo dependerá do volume de informações relevantes que conseguiremos coletar para análise e<text:span text:style-name="T11"> a escolha das variáveis que farão parte da </text:span>construção de nossos modelos preditivos.</text:p>
      <text:p text:style-name="P12"/>
      <text:p text:style-name="P12">Também sabemos que cada tipo de algoritmo de aprendizagem <text:span text:style-name="T16">de máquina</text:span> apresentará um<text:span text:style-name="T16">a</text:span> taxa diferente, <text:span text:style-name="T16">deveremos então avaliá-los de acordo com um conjunto de indicadores como acuracidade, sensibilidade, precisão, F1 Score e Curva de ROC, entre outros indicadores.</text:span></text:p>
      <text:p text:style-name="P12"/>
      <text:p text:style-name="P12">Atualmente os artigos publicados sobre o tema tem apresentado taxa<text:span text:style-name="T22">s</text:span> especializad<text:span text:style-name="T5">as</text:span> em <text:span text:style-name="T22">análise de</text:span> determinados mercados, como por exemplo <text:span text:style-name="T12">campeonatos mais equilibrados como a Premier League no futebol Inglês</text:span>, <text:span text:style-name="T14">mas independente do campeonato as</text:span> taxa<text:span text:style-name="T12">s</text:span> <text:span text:style-name="T12">costumam variar </text:span><text:s/><text:span text:style-name="T5">entre</text:span> 55 a 75% <text:span text:style-name="T14">dependendo do algoritmo de aprendizagem utilizado.</text:span></text:p>
      <text:p text:style-name="P12"/>
      <text:p text:style-name="P13"><text:span text:style-name="T13">Com os pés no chão acreditamos que nossas taxas estarão próximas de</text:span> 55 a 75%, mas creio que o maior resultado será a experiência adquirida em análise <text:span text:style-name="T22">e tratamento </text:span>de dados, aplicação de técnicas de machine learning e ferramentas de Big Data.</text:p>
      <text:p text:style-name="P13"/>
      <text:p text:style-name="P14">No futuro os dados coletados poderão ser tornar APIs comerciais, incluindo serviços de predição de eventos em partidas de futebol e automatização de bots para realização de ações <text:s/>de Trader Esportivo.</text:p>
      <text:p text:style-name="P15"/>
      <text:p text:style-name="P18"/>
      <text:p text:style-name="P24">Sugestão do Orient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9:30:09.706469317</meta:creation-date>
    <meta:generator>LibreOffice/4.2.8.2$Linux_X86_64 LibreOffice_project/420m0$Build-2</meta:generator>
    <dc:date>2017-10-20T14:36:21.275785887</dc:date>
    <meta:editing-duration>PT1H20M17S</meta:editing-duration>
    <meta:editing-cycles>44</meta:editing-cycles>
    <meta:document-statistic meta:table-count="0" meta:image-count="0" meta:object-count="0" meta:page-count="2" meta:paragraph-count="21" meta:word-count="678" meta:character-count="4318" meta:non-whitespace-character-count="3656"/>
  </office:meta>
</office:document-meta>
</file>